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ompe à palettes</text:p>
          </table:table-cell>
          <table:table-cell table:number-columns-repeated="5"/>
          <table:table-cell office:value-type="string" calcext:value-type="string">
            <text:p>Pompe à diffus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 [s]</text:p>
          </table:table-cell>
          <table:table-cell office:value-type="string" calcext:value-type="string">
            <text:p>P [mbar]</text:p>
          </table:table-cell>
          <table:table-cell office:value-type="string" calcext:value-type="string">
            <text:p>deltaP [mbar]</text:p>
          </table:table-cell>
          <table:table-cell/>
          <table:table-cell office:value-type="string" calcext:value-type="string">
            <text:p>Plim [mbar]</text:p>
          </table:table-cell>
          <table:table-cell/>
          <table:table-cell office:value-type="string" calcext:value-type="string">
            <text:p>t [s]</text:p>
          </table:table-cell>
          <table:table-cell office:value-type="string" calcext:value-type="string">
            <text:p>P [mbar]</text:p>
          </table:table-cell>
          <table:table-cell office:value-type="string" calcext:value-type="string">
            <text:p>deltaP [mbar]</text:p>
          </table:table-cell>
          <table:table-cell/>
          <table:table-cell office:value-type="string" calcext:value-type="string">
            <text:p>Plim [mbar]</text:p>
          </table:table-cell>
          <table:table-cell/>
          <table:table-cell office:value-type="string" calcext:value-type="string">
            <text:p>On considère delta t suffisamment petit pour etre négligeabl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0^-2" office:value-type="float" office:value="0.01" calcext:value-type="float">
            <text:p>0.01</text:p>
          </table:table-cell>
          <table:table-cell/>
          <table:table-cell office:value-type="string" calcext:value-type="string">
            <text:p>mesures à reporter de la video</text:p>
          </table:table-cell>
          <table:table-cell table:number-columns-repeated="3"/>
          <table:table-cell table:formula="of:=1.2*10^-5" office:value-type="float" office:value="0.000012" calcext:value-type="float">
            <text:p>0.0000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1" calcext:value-type="float">
            <text:p>1.1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32" calcext:value-type="float">
            <text:p>0.32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19" calcext:value-type="float">
            <text:p>0.19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5" calcext:value-type="float">
            <text:p>0.15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1" calcext:value-type="float">
            <text:p>0.11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Mesure 1</text:p>
          </table:table-cell>
          <table:table-cell table:number-columns-repeated="2"/>
          <table:table-cell office:value-type="string" calcext:value-type="string">
            <text:p>Mesure 2</text:p>
          </table:table-cell>
          <table:table-cell table:number-columns-repeated="2"/>
          <table:table-cell office:value-type="string" calcext:value-type="string">
            <text:p>Mesure 3</text:p>
          </table:table-cell>
          <table:table-cell table:number-columns-repeated="2"/>
          <table:table-cell office:value-type="string" calcext:value-type="string">
            <text:p>Mesure 4</text:p>
          </table:table-cell>
          <table:table-cell table:number-columns-repeated="2"/>
          <table:table-cell office:value-type="string" calcext:value-type="string">
            <text:p>Mesure 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deltaT [°C]</text:p>
          </table:table-cell>
          <table:table-cell office:value-type="string" calcext:value-type="string">
            <text:p>deltaP [mbar]</text:p>
          </table:table-cell>
        </table:table-row>
        <table:table-row table:style-name="ro1">
          <table:table-cell/>
          <table:table-cell office:value-type="float" office:value="-218.9" calcext:value-type="float">
            <text:p>-218.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214.9" calcext:value-type="float">
            <text:p>-214.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211.4" calcext:value-type="float">
            <text:p>-211.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6" calcext:value-type="float">
            <text:p>-208.6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-214.6" calcext:value-type="float">
            <text:p>-214.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1" office:value-type="float" office:value="0.1" calcext:value-type="float">
            <text:p>0.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218.7" calcext:value-type="float">
            <text:p>-218.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214.8" calcext:value-type="float">
            <text:p>-214.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211.1" calcext:value-type="float">
            <text:p>-211.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5" calcext:value-type="float">
            <text:p>-208.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-214.4" calcext:value-type="float">
            <text:p>-214.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.5" calcext:value-type="float">
            <text:p>-218.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214.7" calcext:value-type="float">
            <text:p>-214.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210.4" calcext:value-type="float">
            <text:p>-210.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-214.3" calcext:value-type="float">
            <text:p>-214.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.2" calcext:value-type="float">
            <text:p>-218.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214.5" calcext:value-type="float">
            <text:p>-214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210.6" calcext:value-type="float">
            <text:p>-210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9.1" calcext:value-type="float">
            <text:p>-209.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-214.2" calcext:value-type="float">
            <text:p>-214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" calcext:value-type="float">
            <text:p>-2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214.3" calcext:value-type="float">
            <text:p>-214.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211.5" calcext:value-type="float">
            <text:p>-211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8" calcext:value-type="float">
            <text:p>-208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-213.9" calcext:value-type="float">
            <text:p>-213.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7.8" calcext:value-type="float">
            <text:p>-217.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214.1" calcext:value-type="float">
            <text:p>-214.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-207.7" calcext:value-type="float">
            <text:p>-207.7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-213.7" calcext:value-type="float">
            <text:p>-213.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7.3" calcext:value-type="float">
            <text:p>-217.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213.8" calcext:value-type="float">
            <text:p>-213.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210.7" calcext:value-type="float">
            <text:p>-210.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-207.4" calcext:value-type="float">
            <text:p>-207.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-213.5" calcext:value-type="float">
            <text:p>-213.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8" calcext:value-type="float">
            <text:p>-216.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213.5" calcext:value-type="float">
            <text:p>-213.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211.1" calcext:value-type="float">
            <text:p>-211.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-207.2" calcext:value-type="float">
            <text:p>-207.2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-213.2" calcext:value-type="float">
            <text:p>-213.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5" calcext:value-type="float">
            <text:p>-216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213.2" calcext:value-type="float">
            <text:p>-213.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211.6" calcext:value-type="float">
            <text:p>-211.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-206.9" calcext:value-type="float">
            <text:p>-206.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-212.9" calcext:value-type="float">
            <text:p>-212.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3" calcext:value-type="float">
            <text:p>-216.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-213" calcext:value-type="float">
            <text:p>-21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-211.3" calcext:value-type="float">
            <text:p>-211.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-206.7" calcext:value-type="float">
            <text:p>-206.7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212.7" calcext:value-type="float">
            <text:p>-212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8" calcext:value-type="float">
            <text:p>-215.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212.5" calcext:value-type="float">
            <text:p>-212.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210.1" calcext:value-type="float">
            <text:p>-210.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-206.3" calcext:value-type="float">
            <text:p>-206.3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-212.3" calcext:value-type="float">
            <text:p>-212.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6" calcext:value-type="float">
            <text:p>-215.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212" calcext:value-type="float">
            <text:p>-2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-207.3" calcext:value-type="float">
            <text:p>-207.3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-205.9" calcext:value-type="float">
            <text:p>-205.9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-212" calcext:value-type="float">
            <text:p>-2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2" calcext:value-type="float">
            <text:p>-215.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-211.7" calcext:value-type="float">
            <text:p>-211.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207" calcext:value-type="float">
            <text:p>-207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205.4" calcext:value-type="float">
            <text:p>-205.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211.6" calcext:value-type="float">
            <text:p>-211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9" calcext:value-type="float">
            <text:p>-214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211.4" calcext:value-type="float">
            <text:p>-211.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206.8" calcext:value-type="float">
            <text:p>-206.8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-205.2" calcext:value-type="float">
            <text:p>-205.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-211.3" calcext:value-type="float">
            <text:p>-211.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4" calcext:value-type="float">
            <text:p>-214.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206.4" calcext:value-type="float">
            <text:p>-206.4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-204.9" calcext:value-type="float">
            <text:p>-204.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1" calcext:value-type="float">
            <text:p>-214.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210.6" calcext:value-type="float">
            <text:p>-210.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-206.3" calcext:value-type="float">
            <text:p>-206.3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-204.4" calcext:value-type="float">
            <text:p>-204.4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-210.7" calcext:value-type="float">
            <text:p>-210.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8" calcext:value-type="float">
            <text:p>-213.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-210.2" calcext:value-type="float">
            <text:p>-210.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-204.1" calcext:value-type="float">
            <text:p>-204.1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5" calcext:value-type="float">
            <text:p>-213.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-209.9" calcext:value-type="float">
            <text:p>-209.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205.8" calcext:value-type="float">
            <text:p>-205.8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-203.9" calcext:value-type="float">
            <text:p>-203.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-209.7" calcext:value-type="float">
            <text:p>-209.7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2" calcext:value-type="float">
            <text:p>-213.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-209.6" calcext:value-type="float">
            <text:p>-209.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-205.6" calcext:value-type="float">
            <text:p>-205.6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203.5" calcext:value-type="float">
            <text:p>-203.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-209.2" calcext:value-type="float">
            <text:p>-209.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" calcext:value-type="float">
            <text:p>-21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-209.1" calcext:value-type="float">
            <text:p>-209.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-205.3" calcext:value-type="float">
            <text:p>-205.3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8" calcext:value-type="float">
            <text:p>-212.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-208.2" calcext:value-type="float">
            <text:p>-208.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4" calcext:value-type="float">
            <text:p>-212.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-208.3" calcext:value-type="float">
            <text:p>-208.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-204.8" calcext:value-type="float">
            <text:p>-204.8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-202.3" calcext:value-type="float">
            <text:p>-202.3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-207.6" calcext:value-type="float">
            <text:p>-207.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1" calcext:value-type="float">
            <text:p>-212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-207.9" calcext:value-type="float">
            <text:p>-207.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-202" calcext:value-type="float">
            <text:p>-2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207.1" calcext:value-type="float">
            <text:p>-207.1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207.6" calcext:value-type="float">
            <text:p>-207.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-204.4" calcext:value-type="float">
            <text:p>-204.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-201.8" calcext:value-type="float">
            <text:p>-201.8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-206.7" calcext:value-type="float">
            <text:p>-206.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5" calcext:value-type="float">
            <text:p>-211.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-207.3" calcext:value-type="float">
            <text:p>-207.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-204.2" calcext:value-type="float">
            <text:p>-204.2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-201.5" calcext:value-type="float">
            <text:p>-201.5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1" calcext:value-type="float">
            <text:p>-211.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-206.9" calcext:value-type="float">
            <text:p>-206.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-204.1" calcext:value-type="float">
            <text:p>-204.1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-205.5" calcext:value-type="float">
            <text:p>-205.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9" calcext:value-type="float">
            <text:p>-210.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-206.5" calcext:value-type="float">
            <text:p>-206.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7" calcext:value-type="float">
            <text:p>-210.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-206.2" calcext:value-type="float">
            <text:p>-206.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-203.8" calcext:value-type="float">
            <text:p>-203.8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-200.7" calcext:value-type="float">
            <text:p>-200.7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5" calcext:value-type="float">
            <text:p>-210.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-203.6" calcext:value-type="float">
            <text:p>-203.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3" calcext:value-type="float">
            <text:p>-210.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205.7" calcext:value-type="float">
            <text:p>-205.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-203.4" calcext:value-type="float">
            <text:p>-203.4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-200.2" calcext:value-type="float">
            <text:p>-200.2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203.7" calcext:value-type="float">
            <text:p>-203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7" calcext:value-type="float">
            <text:p>-209.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205.4" calcext:value-type="float">
            <text:p>-205.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199.9" calcext:value-type="float">
            <text:p>-199.9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5" calcext:value-type="float">
            <text:p>-209.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199.6" calcext:value-type="float">
            <text:p>-199.6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-202.5" calcext:value-type="float">
            <text:p>-202.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04.6" calcext:value-type="float">
            <text:p>-204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-202" calcext:value-type="float">
            <text:p>-202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6" calcext:value-type="float">
            <text:p>-208.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-199.2" calcext:value-type="float">
            <text:p>-199.2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-201.7" calcext:value-type="float">
            <text:p>-201.7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3" calcext:value-type="float">
            <text:p>-208.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-202.6" calcext:value-type="float">
            <text:p>-202.6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-203.5" calcext:value-type="float">
            <text:p>-203.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-202.3" calcext:value-type="float">
            <text:p>-202.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-198.8" calcext:value-type="float">
            <text:p>-198.8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-201.5" calcext:value-type="float">
            <text:p>-201.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-198.6" calcext:value-type="float">
            <text:p>-198.6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9" calcext:value-type="float">
            <text:p>-207.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-201.9" calcext:value-type="float">
            <text:p>-201.9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-198.4" calcext:value-type="float">
            <text:p>-198.4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6" calcext:value-type="float">
            <text:p>-207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2.6" calcext:value-type="float">
            <text:p>-202.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-201.7" calcext:value-type="float">
            <text:p>-201.7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-198.2" calcext:value-type="float">
            <text:p>-198.2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-198.5" calcext:value-type="float">
            <text:p>-198.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4" calcext:value-type="float">
            <text:p>-207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197.9" calcext:value-type="float">
            <text:p>-197.9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-197.5" calcext:value-type="float">
            <text:p>-197.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4" calcext:value-type="float">
            <text:p>-207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-197.7" calcext:value-type="float">
            <text:p>-197.7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-196.8" calcext:value-type="float">
            <text:p>-196.8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1.2" calcext:value-type="float">
            <text:p>-201.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3" calcext:value-type="float">
            <text:p>-201.3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-197.6" calcext:value-type="float">
            <text:p>-197.6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2" calcext:value-type="float">
            <text:p>-207.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8" calcext:value-type="float">
            <text:p>-200.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-197.1" calcext:value-type="float">
            <text:p>-197.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-194.7" calcext:value-type="float">
            <text:p>-194.7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5" calcext:value-type="float">
            <text:p>-200.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-207.5" calcext:value-type="float">
            <text:p>-207.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1" calcext:value-type="float">
            <text:p>-209.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6" calcext:value-type="float">
            <text:p>-200.6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-195.4" calcext:value-type="float">
            <text:p>-195.4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a verifier avec la video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792" calcext:value-type="float">
            <text:p>792</text:p>
          </table:table-cell>
          <table:table-cell table:number-columns-repeated="4"/>
          <table:table-cell office:value-type="float" office:value="-208.1" calcext:value-type="float">
            <text:p>-208.1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2" calcext:value-type="float">
            <text:p>-210.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812" calcext:value-type="float">
            <text:p>812</text:p>
          </table:table-cell>
          <table:table-cell table:number-columns-repeated="4"/>
          <table:table-cell office:value-type="float" office:value="-208.3" calcext:value-type="float">
            <text:p>-208.3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7" calcext:value-type="float">
            <text:p>-210.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8.4" calcext:value-type="float">
            <text:p>-198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1" calcext:value-type="float">
            <text:p>-200.1</text:p>
          </table:table-cell>
          <table:table-cell office:value-type="float" office:value="840" calcext:value-type="float">
            <text:p>840</text:p>
          </table:table-cell>
          <table:table-cell table:number-columns-repeated="4"/>
          <table:table-cell office:value-type="float" office:value="-206.8" calcext:value-type="float">
            <text:p>-206.8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7.9" calcext:value-type="float">
            <text:p>-197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9" calcext:value-type="float">
            <text:p>-199.9</text:p>
          </table:table-cell>
          <table:table-cell office:value-type="float" office:value="860" calcext:value-type="float">
            <text:p>860</text:p>
          </table:table-cell>
          <table:table-cell table:number-columns-repeated="4"/>
          <table:table-cell office:value-type="float" office:value="-206.1" calcext:value-type="float">
            <text:p>-206.1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7" calcext:value-type="float">
            <text:p>-211.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7.3" calcext:value-type="float">
            <text:p>-197.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7" calcext:value-type="float">
            <text:p>-199.7</text:p>
          </table:table-cell>
          <table:table-cell office:value-type="float" office:value="880" calcext:value-type="float">
            <text:p>880</text:p>
          </table:table-cell>
          <table:table-cell table:number-columns-repeated="4"/>
          <table:table-cell office:value-type="float" office:value="-205.5" calcext:value-type="float">
            <text:p>-205.5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4" calcext:value-type="float">
            <text:p>-210.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-197" calcext:value-type="float">
            <text:p>-19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5" calcext:value-type="float">
            <text:p>-199.5</text:p>
          </table:table-cell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-205" calcext:value-type="float">
            <text:p>-205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4" calcext:value-type="float">
            <text:p>-212.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-196.5" calcext:value-type="float">
            <text:p>-196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922" calcext:value-type="float">
            <text:p>922</text:p>
          </table:table-cell>
          <table:table-cell table:number-columns-repeated="4"/>
          <table:table-cell office:value-type="float" office:value="-204.5" calcext:value-type="float">
            <text:p>-204.5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3" calcext:value-type="float">
            <text:p>-199.3</text:p>
          </table:table-cell>
          <table:table-cell office:value-type="float" office:value="940" calcext:value-type="float">
            <text:p>940</text:p>
          </table:table-cell>
          <table:table-cell table:number-columns-repeated="4"/>
          <table:table-cell office:value-type="float" office:value="-204" calcext:value-type="float">
            <text:p>-204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3" calcext:value-type="float">
            <text:p>-210.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195.5" calcext:value-type="float">
            <text:p>-195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2" calcext:value-type="float">
            <text:p>-199.2</text:p>
          </table:table-cell>
          <table:table-cell office:value-type="float" office:value="960" calcext:value-type="float">
            <text:p>960</text:p>
          </table:table-cell>
          <table:table-cell table:number-columns-repeated="4"/>
          <table:table-cell office:value-type="float" office:value="-203.8" calcext:value-type="float">
            <text:p>-203.8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6.2" calcext:value-type="float">
            <text:p>-206.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209.8" calcext:value-type="float">
            <text:p>-209.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-203.8" calcext:value-type="float">
            <text:p>-203.8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8" calcext:value-type="float">
            <text:p>-205.8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209.7" calcext:value-type="float">
            <text:p>-209.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8.8" calcext:value-type="float">
            <text:p>-198.8</text:p>
          </table:table-cell>
          <table:table-cell office:value-type="float" office:value="1005" calcext:value-type="float">
            <text:p>1005</text:p>
          </table:table-cell>
          <table:table-cell table:number-columns-repeated="4"/>
          <table:table-cell office:value-type="float" office:value="-203.3" calcext:value-type="float">
            <text:p>-203.3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5" calcext:value-type="float">
            <text:p>-205.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209.9" calcext:value-type="float">
            <text:p>-209.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office:value-type="float" office:value="-202.7" calcext:value-type="float">
            <text:p>-202.7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3" calcext:value-type="float">
            <text:p>-205.3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-210.2" calcext:value-type="float">
            <text:p>-210.2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float" office:value="-202.1" calcext:value-type="float">
            <text:p>-202.1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" calcext:value-type="float">
            <text:p>-205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-209" calcext:value-type="float">
            <text:p>-209</text:p>
          </table:table-cell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-201.6" calcext:value-type="float">
            <text:p>-201.6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8" calcext:value-type="float">
            <text:p>-204.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-208.4" calcext:value-type="float">
            <text:p>-208.4</text:p>
          </table:table-cell>
          <table:table-cell office:value-type="float" office:value="186" calcext:value-type="float">
            <text:p>186</text:p>
          </table:table-cell>
          <table:table-cell table:number-columns-repeated="7"/>
          <table:table-cell office:value-type="float" office:value="-201.2" calcext:value-type="float">
            <text:p>-201.2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5" calcext:value-type="float">
            <text:p>-204.5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207" calcext:value-type="float">
            <text:p>-207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float" office:value="-200.9" calcext:value-type="float">
            <text:p>-200.9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4" calcext:value-type="float">
            <text:p>-204.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206.5" calcext:value-type="float">
            <text:p>-206.5</text:p>
          </table:table-cell>
          <table:table-cell office:value-type="float" office:value="233" calcext:value-type="float">
            <text:p>233</text:p>
          </table:table-cell>
          <table:table-cell table:number-columns-repeated="7"/>
          <table:table-cell office:value-type="float" office:value="-200.6" calcext:value-type="float">
            <text:p>-200.6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2" calcext:value-type="float">
            <text:p>-204.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office:value-type="float" office:value="-200.1" calcext:value-type="float">
            <text:p>-200.1</text:p>
          </table:table-cell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9" calcext:value-type="float">
            <text:p>-203.9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-205.8" calcext:value-type="float">
            <text:p>-205.8</text:p>
          </table:table-cell>
          <table:table-cell office:value-type="float" office:value="269" calcext:value-type="float">
            <text:p>269</text:p>
          </table:table-cell>
          <table:table-cell table:number-columns-repeated="7"/>
          <table:table-cell office:value-type="float" office:value="-200" calcext:value-type="float">
            <text:p>-2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7" calcext:value-type="float">
            <text:p>-203.7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-205.3" calcext:value-type="float">
            <text:p>-205.3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office:value-type="float" office:value="-199.3" calcext:value-type="float">
            <text:p>-199.3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6" calcext:value-type="float">
            <text:p>-203.6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-205" calcext:value-type="float">
            <text:p>-205</text:p>
          </table:table-cell>
          <table:table-cell office:value-type="float" office:value="305" calcext:value-type="float">
            <text:p>305</text:p>
          </table:table-cell>
          <table:table-cell table:number-columns-repeated="7"/>
          <table:table-cell office:value-type="float" office:value="-199.4" calcext:value-type="float">
            <text:p>-199.4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4" calcext:value-type="float">
            <text:p>-203.4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-204.7" calcext:value-type="float">
            <text:p>-204.7</text:p>
          </table:table-cell>
          <table:table-cell office:value-type="float" office:value="320" calcext:value-type="float">
            <text:p>320</text:p>
          </table:table-cell>
          <table:table-cell table:number-columns-repeated="7"/>
          <table:table-cell office:value-type="float" office:value="-199" calcext:value-type="float">
            <text:p>-19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3" calcext:value-type="float">
            <text:p>-203.3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-204.3" calcext:value-type="float">
            <text:p>-204.3</text:p>
          </table:table-cell>
          <table:table-cell office:value-type="float" office:value="337" calcext:value-type="float">
            <text:p>337</text:p>
          </table:table-cell>
          <table:table-cell table:number-columns-repeated="7"/>
          <table:table-cell office:value-type="float" office:value="-198.6" calcext:value-type="float">
            <text:p>-198.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1" calcext:value-type="float">
            <text:p>-203.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-203.9" calcext:value-type="float">
            <text:p>-203.9</text:p>
          </table:table-cell>
          <table:table-cell office:value-type="float" office:value="350" calcext:value-type="float">
            <text:p>350</text:p>
          </table:table-cell>
          <table:table-cell table:number-columns-repeated="7"/>
          <table:table-cell office:value-type="float" office:value="-197.8" calcext:value-type="float">
            <text:p>-197.8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9" calcext:value-type="float">
            <text:p>-202.9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-203.6" calcext:value-type="float">
            <text:p>-203.6</text:p>
          </table:table-cell>
          <table:table-cell office:value-type="float" office:value="370" calcext:value-type="float">
            <text:p>370</text:p>
          </table:table-cell>
          <table:table-cell table:number-columns-repeated="7"/>
          <table:table-cell office:value-type="float" office:value="-197.4" calcext:value-type="float">
            <text:p>-197.4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7" calcext:value-type="float">
            <text:p>-202.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390" calcext:value-type="float">
            <text:p>390</text:p>
          </table:table-cell>
          <table:table-cell table:number-columns-repeated="7"/>
          <table:table-cell office:value-type="float" office:value="-197.1" calcext:value-type="float">
            <text:p>-197.1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6" calcext:value-type="float">
            <text:p>-202.6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420" calcext:value-type="float">
            <text:p>420</text:p>
          </table:table-cell>
          <table:table-cell table:number-columns-repeated="7"/>
          <table:table-cell office:value-type="float" office:value="-196.7" calcext:value-type="float">
            <text:p>-196.7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5" calcext:value-type="float">
            <text:p>-202.5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-202.5" calcext:value-type="float">
            <text:p>-202.5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-196.5" calcext:value-type="float">
            <text:p>-196.5</text:p>
          </table:table-cell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2" calcext:value-type="float">
            <text:p>-202.2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450" calcext:value-type="float">
            <text:p>450</text:p>
          </table:table-cell>
          <table:table-cell table:number-columns-repeated="7"/>
          <table:table-cell office:value-type="float" office:value="-196.3" calcext:value-type="float">
            <text:p>-196.3</text:p>
          </table:table-cell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2" calcext:value-type="float">
            <text:p>-202.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-201.9" calcext:value-type="float">
            <text:p>-201.9</text:p>
          </table:table-cell>
          <table:table-cell office:value-type="float" office:value="469" calcext:value-type="float">
            <text:p>469</text:p>
          </table:table-cell>
          <table:table-cell table:number-columns-repeated="7"/>
          <table:table-cell office:value-type="float" office:value="-196" calcext:value-type="float">
            <text:p>-196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" calcext:value-type="float">
            <text:p>-202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485" calcext:value-type="float">
            <text:p>485</text:p>
          </table:table-cell>
          <table:table-cell table:number-columns-repeated="7"/>
          <table:table-cell office:value-type="float" office:value="-195.7" calcext:value-type="float">
            <text:p>-195.7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9" calcext:value-type="float">
            <text:p>-201.9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8" calcext:value-type="float">
            <text:p>-201.8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530" calcext:value-type="float">
            <text:p>5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6" calcext:value-type="float">
            <text:p>-201.6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-200.8" calcext:value-type="float">
            <text:p>-200.8</text:p>
          </table:table-cell>
          <table:table-cell office:value-type="float" office:value="550" calcext:value-type="float">
            <text:p>5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6" calcext:value-type="float">
            <text:p>-201.6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-200.6" calcext:value-type="float">
            <text:p>-200.6</text:p>
          </table:table-cell>
          <table:table-cell office:value-type="float" office:value="569" calcext:value-type="float">
            <text:p>5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4" calcext:value-type="float">
            <text:p>-201.4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590" calcext:value-type="float">
            <text:p>59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2" calcext:value-type="float">
            <text:p>-201.2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610" calcext:value-type="float">
            <text:p>6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1" calcext:value-type="float">
            <text:p>-201.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-199.6" calcext:value-type="float">
            <text:p>-199.6</text:p>
          </table:table-cell>
          <table:table-cell office:value-type="float" office:value="634" calcext:value-type="float">
            <text:p>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8" calcext:value-type="float">
            <text:p>-200.8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660" calcext:value-type="float">
            <text:p>66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7" calcext:value-type="float">
            <text:p>-200.7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-199.3" calcext:value-type="float">
            <text:p>-199.3</text:p>
          </table:table-cell>
          <table:table-cell office:value-type="float" office:value="669" calcext:value-type="float">
            <text:p>6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5" calcext:value-type="float">
            <text:p>-200.5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694" calcext:value-type="float">
            <text:p>6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1" calcext:value-type="float">
            <text:p>-200.1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-198.7" calcext:value-type="float">
            <text:p>-198.7</text:p>
          </table:table-cell>
          <table:table-cell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99.9" calcext:value-type="float">
            <text:p>-199.9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-198.5" calcext:value-type="float">
            <text:p>-198.5</text:p>
          </table:table-cell>
          <table:table-cell office:value-type="float" office:value="740" calcext:value-type="float">
            <text:p>7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99.6" calcext:value-type="float">
            <text:p>-199.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-198.3" calcext:value-type="float">
            <text:p>-198.3</text:p>
          </table:table-cell>
          <table:table-cell office:value-type="float" office:value="760" calcext:value-type="float">
            <text:p>76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8" calcext:value-type="float">
            <text:p>-198</text:p>
          </table:table-cell>
          <table:table-cell office:value-type="float" office:value="795" calcext:value-type="float">
            <text:p>79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.6" calcext:value-type="float">
            <text:p>-197.6</text:p>
          </table:table-cell>
          <table:table-cell office:value-type="float" office:value="825" calcext:value-type="float">
            <text:p>82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.2" calcext:value-type="float">
            <text:p>-197.2</text:p>
          </table:table-cell>
          <table:table-cell office:value-type="float" office:value="860" calcext:value-type="float">
            <text:p>86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" calcext:value-type="float">
            <text:p>-197</text:p>
          </table:table-cell>
          <table:table-cell office:value-type="float" office:value="880" calcext:value-type="float">
            <text:p>88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9" calcext:value-type="float">
            <text:p>-196.9</text:p>
          </table:table-cell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7" calcext:value-type="float">
            <text:p>-196.7</text:p>
          </table:table-cell>
          <table:table-cell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4" calcext:value-type="float">
            <text:p>-196.4</text:p>
          </table:table-cell>
          <table:table-cell office:value-type="float" office:value="950" calcext:value-type="float">
            <text:p>95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2" calcext:value-type="float">
            <text:p>-196.2</text:p>
          </table:table-cell>
          <table:table-cell office:value-type="float" office:value="975" calcext:value-type="float">
            <text:p>97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" calcext:value-type="float">
            <text:p>-196</text:p>
          </table:table-cell>
          <table:table-cell office:value-type="float" office:value="1000" calcext:value-type="float">
            <text:p>1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8:41:43.830729812</meta:creation-date>
    <dc:date>2023-10-11T12:57:10.080571650</dc:date>
    <meta:editing-duration>PT4H15M25S</meta:editing-duration>
    <meta:editing-cycles>7</meta:editing-cycles>
    <meta:generator>LibreOffice/7.5.7.1$Linux_X86_64 LibreOffice_project/50$Build-1</meta:generator>
    <meta:document-statistic meta:table-count="2" meta:cell-count="925" meta:object-count="0"/>
  </office:meta>
</office:document-meta>
</file>